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5-04-01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4-10-0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4-06-26 0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4-04-02 0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3-10-17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3-07-17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3-04-18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3-01-18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2-10-20 0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2-07-20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2-04-0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2-01-1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1-10-0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1-06-30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1-04-0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1-01-06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0-09-2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0-07-07 0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20-01-0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9-10-0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9-07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9-04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9-01-08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8-10-0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8-07-11 0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8-04-0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8-01-09 0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7-10-10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7-06-27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7-04-0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7-01-05 0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6-10-1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6-07-05 0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6-04-0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6-01-07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5-10-0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5-07-0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5-03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5-01-13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4-10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4-06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4-04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4-01-13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3-10-0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3-07-1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3-04-1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3</text:p>
          </table:table-cell>
          <table:table-cell office:value-type="string" calcext:value-type="string">
            <text:p>SJ0030</text:p>
          </table:table-cell>
          <table:table-cell office:value-type="string" calcext:value-type="string">
            <text:p>2013-01-09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